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15A0000015A6DB539E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205cm" svg:height="12.205cm" svg:x="4.692cm" svg:y="7.867cm">
          <draw:image xlink:href="Pictures/100002000000015A0000015A6DB539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3-28T18:10:17.37</dc:date>
    <dc:creator>Matt Fisher</dc:creator>
    <meta:document-statistic meta:object-count="1"/>
    <meta:generator>OpenOffice/4.1.1$Win32 OpenOffice.org_project/411m6$Build-9775</meta:generator>
  </office:meta>
</office:document-meta>
</file>